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1" text:anchor-type="as-char" svg:x="0in" svg:y="0in" svg:width="2in" svg:height="2in" style:rel-width="scale" style:rel-height="scale"><draw:image xlink:href="media/image1.jpeg" xlink:type="simple" xlink:show="embed" xlink:actuate="onLoad"/><svg:title/><svg:desc>A person with black hair

AI-generated content may be incorrect.</svg:desc></draw:frame><draw:frame draw:style-name="a1" draw:name="Picture 1" text:anchor-type="as-char" svg:x="0in" svg:y="0in" svg:width="2in" svg:height="2in" style:rel-width="scale" style:rel-height="scale"><draw:image xlink:href="media/image1.jpeg" xlink:type="simple" xlink:show="embed" xlink:actuate="onLoad"/><svg:title/><svg:desc>A person with black hair

AI-generated content may be incorrect.</svg:desc></draw:frame><draw:frame draw:style-name="a2" draw:name="Picture 1" text:anchor-type="as-char" svg:x="0in" svg:y="0in" svg:width="2in" svg:height="2in" style:rel-width="scale" style:rel-height="scale"><draw:image xlink:href="media/image1.jpeg" xlink:type="simple" xlink:show="embed" xlink:actuate="onLoad"/><svg:title/><svg:desc>A person with black hair

AI-generated content may be incorrect.</svg:desc></draw:frame><draw:frame draw:style-name="a3" draw:name="Picture 1" text:anchor-type="as-char" svg:x="0in" svg:y="0in" svg:width="2in" svg:height="2in" style:rel-width="scale" style:rel-height="scale"><draw:image xlink:href="media/image1.jpeg" xlink:type="simple" xlink:show="embed" xlink:actuate="onLoad"/><svg:title/><svg:desc/></draw:frame><draw:frame draw:style-name="a4" draw:name="Picture 1" text:anchor-type="as-char" svg:x="0in" svg:y="0in" svg:width="2in" svg:height="2in" style:rel-width="scale" style:rel-height="scale"><draw:image xlink:href="media/image1.jpeg" xlink:type="simple" xlink:show="embed" xlink:actuate="onLoad"/><svg:title/><svg:desc/></draw:frame><draw:frame draw:style-name="a5" draw:name="Picture 1" text:anchor-type="as-char" svg:x="0in" svg:y="0in" svg:width="2in" svg:height="2in" style:rel-width="scale" style:rel-height="scale"><draw:image xlink:href="media/image1.jpeg" xlink:type="simple" xlink:show="embed" xlink:actuate="onLoad"/><svg:title/><svg:desc>A person with black hair

AI-generated content may be incorrect.</svg:desc></draw:frame><draw:frame draw:style-name="a6" draw:name="Picture 1" text:anchor-type="as-char" svg:x="0in" svg:y="0in" svg:width="2in" svg:height="2in" style:rel-width="scale" style:rel-height="scale"><draw:image xlink:href="media/image1.jpeg" xlink:type="simple" xlink:show="embed" xlink:actuate="onLoad"/><svg:title/><svg:desc>A person with black hair

AI-generated content may be incorrect.</svg:desc></draw:frame><draw:frame draw:style-name="a7" draw:name="Picture 1" text:anchor-type="as-char" svg:x="0in" svg:y="0in" svg:width="2in" svg:height="2in" style:rel-width="scale" style:rel-height="scale"><draw:image xlink:href="media/image1.jpe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5.827in" style:print-orientation="landscape" fo:margin-top="0.5909in" fo:margin-left="0.0986in" fo:margin-bottom="0.0986in" fo:margin-right="0.098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homas Allwin Anto</meta:initial-creator>
    <dc:creator>Thomas Allwin Anto</dc:creator>
    <meta:creation-date>2026-01-12T23:46:00Z</meta:creation-date>
    <dc:date>2026-01-12T23:55:00Z</dc:date>
    <meta:print-date>2026-01-12T23:54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" meta:character-count="9" meta:row-count="1" meta:non-whitespace-character-count="9"/>
  </office:meta>
</office:document-meta>
</file>